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0.00pt" fo:font-weight="normal" fo:font-family="Verdana" style:font-family-asian="Verdana" style:font-family-complex="Verdana" fo:background-color="transparent" fo:color="#000000" fo:font-style="italic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0.00pt" fo:font-weight="normal" fo:font-family="Verdana" style:font-family-asian="Verdana" style:font-family-complex="Verdana" fo:background-color="transparent" fo:color="#000000" fo:font-style="italic"/>
    </style:style>
    <style:style style:name="T4" style:family="text">
      <style:text-properties fo:font-size="10.00pt" fo:font-weight="normal" fo:font-family="Verdana" style:font-family-asian="Verdana" style:font-family-complex="Verdana" fo:background-color="transparent" fo:color="#000000"/>
    </style:style>
    <style:style style:name="T5" style:family="text">
      <style:text-properties fo:font-size="13.00pt" fo:font-weight="bold" fo:font-family="'Lucida Grande'" style:font-family-asian="'Lucida Grande'" style:font-family-complex="'Lucida Grande'" fo:background-color="transparent" style:use-window-font-color="true"/>
    </style:style>
    <style:style style:name="T6" style:family="text">
      <style:text-properties fo:font-size="12.00pt" fo:font-weight="normal" fo:font-family="'Lucida Grande'" style:font-family-asian="'Lucida Grande'" style:font-family-complex="'Lucida Grande'" fo:background-color="transparent" style:use-window-font-color="true"/>
    </style:style>
    <style:style style:name="T7" style:family="text">
      <style:text-properties fo:font-size="12.00pt" fo:font-weight="normal" style:text-underline-mode="continuous" style:text-underline-type="single" style:text-underline-style="solid" style:text-underline-width="normal" fo:font-family="'Lucida Grande'" style:font-family-asian="'Lucida Grande'" style:font-family-complex="'Lucida Grande'" fo:background-color="transparent" style:use-window-font-color="true"/>
    </style:style>
    <style:style style:name="T8" style:family="text">
      <style:text-properties fo:font-size="12.00pt" fo:font-weight="normal" fo:font-family="'Lucida Grande'" style:font-family-asian="'Lucida Grande'" style:font-family-complex="'Lucida Grande'" fo:background-color="transparent" style:use-window-font-color="true"/>
    </style:style>
    <style:style style:name="T9" style:family="text">
      <style:text-properties fo:font-size="11.00pt" fo:font-weight="normal" fo:font-family="Georgia" style:font-family-asian="Georgia" style:font-family-complex="Georgia" fo:background-color="transparent" style:use-window-font-color="true"/>
    </style:style>
    <style:style style:name="T10" style:family="text">
      <style:text-properties fo:font-size="10.00pt" fo:font-weight="normal" fo:font-family="Verdana" style:font-family-asian="Verdana" style:font-family-complex="Verdana" fo:background-color="transparent" fo:color="#000000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4.00pt" fo:font-weight="bold" fo:font-family="'Lucida Grande'" style:font-family-asian="'Lucida Grande'" style:font-family-complex="'Lucida Grande'" fo:background-color="transparent" style:use-window-font-color="true"/>
    </style:style>
    <style:style style:name="T13" style:family="text">
      <style:text-properties fo:font-size="10.00pt" fo:font-weight="bold" fo:font-family="'Lucida Grande'" style:font-family-asian="'Lucida Grande'" style:font-family-complex="'Lucida Grande'" fo:background-color="transparent" style:use-window-font-color="true"/>
    </style:style>
    <style:style style:name="T14" style:family="text">
      <style:text-properties fo:font-size="10.00pt" fo:font-weight="normal" fo:font-family="'Lucida Grande'" style:font-family-asian="'Lucida Grande'" style:font-family-complex="'Lucida Grande'" fo:background-color="transparent" style:use-window-font-color="true"/>
    </style:style>
    <style:style style:name="T15" style:family="text">
      <style:text-properties fo:font-size="10.00pt" fo:font-weight="normal" fo:font-family="'Lucida Grande'" style:font-family-asian="'Lucida Grande'" style:font-family-complex="'Lucida Grande'" fo:background-color="transparent" style:use-window-font-color="true" fo:font-style="italic"/>
    </style:style>
    <style:style style:name="T16" style:family="text">
      <style:text-properties fo:font-size="10.00pt" fo:font-weight="normal" fo:font-family="'Lucida Grande'" style:font-family-asian="'Lucida Grande'" style:font-family-complex="'Lucida Grande'" fo:background-color="transparent" style:use-window-font-color="true"/>
    </style:style>
    <style:style style:name="T17" style:family="text">
      <style:text-properties fo:font-size="14.00pt" fo:font-weight="normal" fo:font-family="'Lucida Grande'" style:font-family-asian="'Lucida Grande'" style:font-family-complex="'Lucida Grande'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justify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/>
    </style:style>
  </office:automatic-styles>
  <office:body>
    <office:text>
      <text:p text:style-name="P1"><text:span text:style-name="T1">[Immortal Technique] 3rd World.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3">Same evidence .....</text:span></text:p>
      <text:p text:style-name="P1"><text:span text:style-name="T3"/></text:p>
      <text:p text:style-name="P2"><text:span text:style-name="T4"><text:line-break/></text:span><text:span text:style-name="T5">U.S. Politics only functions by separating the oppressed from their self esteem and identity, the only alternative is to self love and reclaim ourselves as a microcosm that subtends macro level interactions.</text:span></text:p>
      <text:p text:style-name="P2"><text:span text:style-name="T6">Immortal technique 2011 Masters Pennsylvania State University and Baruch City College degree with a specialty in Foreign Policy of the Middle East and Human, Poverty of Philosophy</text:span></text:p>
      <text:p text:style-name="P3"><text:span text:style-name="T7">Most of my Latin@ and black people who are struggling<text:s/></text:span><text:span text:style-name="T8">..................</text:span></text:p>
      <text:p text:style-name="P3"><text:span text:style-name="T8">that's too stupid to know shit about the way things are set up.</text:span><text:span text:style-name="T9"/></text:p>
      <text:p text:style-name="P4"><text:span text:style-name="T10"/></text:p>
      <text:p text:style-name="P4"><text:span text:style-name="T11"/></text:p>
      <text:p text:style-name="P4"><text:span text:style-name="T11"/></text:p>
      <text:p text:style-name="P4"><text:span text:style-name="T12">So the advocacy is really this simple, Shamella and I advocate self love as a foundation for all actions and discussions, it starts with us wassup</text:span></text:p>
      <text:p text:style-name="P4"><text:span text:style-name="T12">Dr. hooks, 2001.<text:s/></text:span><text:span text:style-name="T13">(</text:span><text:span text:style-name="T14">bell, doctor of philosophy of literature, former Yale professor, prolific author, public intellectual, social activist,<text:s/></text:span><text:span text:style-name="T15">Salvation: Black people and love</text:span><text:span text:style-name="T16">. New York, NY: Perennial Publishers pp. ______).</text:span></text:p>
      <text:p text:style-name="P4"><text:span text:style-name="T17">To heal our wounded communities, which are diverse and multilayered, we must return to a love ethic.........................</text:span></text:p>
      <text:p text:style-name="P4"><text:span text:style-name="T17">most nonfiction writing about black experience does not address the issue of love in an extensive manner.</text:span></text:p>
      <text:p text:style-name="P4"><text:span text:style-name="T18"/></text:p>
      <text:p text:style-name="P4"><text:span text:style-name="T1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